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72in"/>
    </style:style>
    <style:style style:name="co2" style:family="table-column">
      <style:table-column-properties fo:break-before="auto" style:column-width="3.23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 style:data-style-name="N10122">
      <style:table-cell-properties fo:background-color="#ffffff"/>
    </style:style>
    <style:style style:name="ce8" style:family="table-cell" style:parent-style-name="Default" style:data-style-name="N10122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ffff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3" table:default-cell-style-name="ce3"/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mponent Price</text:p>
          </table:table-cell>
          <table:table-cell table:style-name="ce1" office:value-type="string" calcext:value-type="string">
            <text:p>Total price</text:p>
          </table:table-cell>
          <table:table-cell/>
          <table:table-cell table:style-name="ce1" office:value-type="string" calcext:value-type="string">
            <text:p>Summary</text:p>
          </table:table-cell>
          <table:table-cell table:style-name="ce1"/>
        </table:table-row>
        <table:table-row table:style-name="ro1">
          <table:table-cell office:value-type="string" calcext:value-type="string">
            <text:p>BBB Beetleweight Planetary 22mm Gearmotor v2</text:p>
          </table:table-cell>
          <table:table-cell office:value-type="string" calcext:value-type="string">
            <text:p>https://shop.bristolbotbuilders.com/product/22mm/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9.29" calcext:value-type="currency">
            <text:p>€ 19.29</text:p>
          </table:table-cell>
          <table:table-cell table:formula="of:=[.C2]*[.D2]" office:value-type="currency" office:currency="EUR" office:value="57.87" calcext:value-type="currency">
            <text:p>€ 57.87</text:p>
          </table:table-cell>
          <table:table-cell/>
          <table:table-cell table:style-name="ce4" office:value-type="string" calcext:value-type="string">
            <text:p>Total</text:p>
          </table:table-cell>
          <table:table-cell table:style-name="ce3" table:formula="of:=SUM([.E2:.E43])" office:value-type="currency" office:currency="EUR" office:value="317.92" calcext:value-type="currency">
            <text:p>€ 317.92</text:p>
          </table:table-cell>
        </table:table-row>
        <table:table-row table:style-name="ro1">
          <table:table-cell office:value-type="string" calcext:value-type="string">
            <text:p>Pair of 22mm BBB Beetleweight Motor Face Mounts v2</text:p>
          </table:table-cell>
          <table:table-cell office:value-type="string" calcext:value-type="string">
            <text:p>https://shop.bristolbotbuilders.com/product/mounts/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4.09" calcext:value-type="currency">
            <text:p>€ 4.09</text:p>
          </table:table-cell>
          <table:table-cell table:formula="of:=[.C3]*[.D3]" office:value-type="currency" office:currency="EUR" office:value="8.18" calcext:value-type="currency">
            <text:p>€ 8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 Beetleweight Single Brushed ESC v3</text:p>
          </table:table-cell>
          <table:table-cell office:value-type="string" calcext:value-type="string">
            <text:p>https://shop.bristolbotbuilders.com/product/single/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9.29" calcext:value-type="currency">
            <text:p>€ 19.29</text:p>
          </table:table-cell>
          <table:table-cell table:formula="of:=[.C4]*[.D4]" office:value-type="currency" office:currency="EUR" office:value="57.87" calcext:value-type="currency">
            <text:p>€ 57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T60 Safety Kit</text:p>
          </table:table-cell>
          <table:table-cell office:value-type="string" calcext:value-type="string">
            <text:p>https://shop.bristolbotbuilders.com/product/safetykit/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6" calcext:value-type="currency">
            <text:p>€ 7.60</text:p>
          </table:table-cell>
          <table:table-cell table:formula="of:=[.C5]*[.D5]" office:value-type="currency" office:currency="EUR" office:value="7.6" calcext:value-type="currency">
            <text:p>€ 7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V 3A BEC</text:p>
          </table:table-cell>
          <table:table-cell office:value-type="string" calcext:value-type="string">
            <text:p>https://shop.bristolbotbuilders.com/product/bec/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68" calcext:value-type="currency">
            <text:p>€ 4.68</text:p>
          </table:table-cell>
          <table:table-cell table:formula="of:=[.C6]*[.D6]" office:value-type="currency" office:currency="EUR" office:value="4.68" calcext:value-type="currency">
            <text:p>€ 4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pberry Pi Zero 2 W</text:p>
          </table:table-cell>
          <table:table-cell office:value-type="string" calcext:value-type="string">
            <text:p>https://www.kiwi-electronics.com/nl/raspberry-pi-zero-2-w-10770?ff1=7&amp;search=raspberry%20pi%20zer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9.95" calcext:value-type="currency">
            <text:p>€ 19.95</text:p>
          </table:table-cell>
          <table:table-cell table:formula="of:=[.C7]*[.D7]" office:value-type="currency" office:currency="EUR" office:value="19.95" calcext:value-type="currency">
            <text:p>€ 19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fire Omni Directional Wiel, 48 mm, 2 kg, voor Robotic Competition Robotic Parts2 Robotic Omni Directional Wiel, 48 mm, Omni Directional Wiel, Omni Wheel Robotic Omni Directional Wheel Omni W</text:p>
          </table:table-cell>
          <table:table-cell office:value-type="string" calcext:value-type="string">
            <text:p>https://www.amazon.nl/Wallfire-Directional-Robotic-Competition-Parts2/dp/B0BNYT199B/ref=sr_1_1?__mk_nl_NL=%C3%85M%C3%85%C5%BD%C3%95%C3%91&amp;crid=1YDRQRHF5ECK4&amp;dib=eyJ2IjoiMSJ9.PSO2CgTsxWAMJfd7hQPLiU1_DYqya56lBuPiqnv1TJwbs7R-xc-Mpc6jHM4-fps7Q0zqTdJaewcnIHDUVwOgC9imiMrSyizSr1LnOEbQkikl56BOdvAKuUyOs0dBcbcubHCdwQAqIvAllC0N7VJxWaMOLLLOsrNTX-BWRzw09fIV8IccRjm5A-OHbWK_40o8NnYCRrjz8D3adryQ2g-HRuJ_q13Vgj3AE7JFJjnSMW16TBvbb0Zj8Tf-AyGwwoaRzHUmrH4P9RR48T9HbNd9iwkHqLebbhGhEQHl6FBU5cY.DuG5YGA6-w4OqPYwv39aUYdopwFQ1jImfq7lfOnZids&amp;dib_tag=se&amp;keywords=omni+wheel+48mm&amp;qid=1712674072&amp;sprefix=omni+wheel+48mm%2Caps%2C58&amp;sr=8-1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7.42" calcext:value-type="currency">
            <text:p>€ 17.42</text:p>
          </table:table-cell>
          <table:table-cell table:formula="of:=[.C8]*[.D8]" office:value-type="currency" office:currency="EUR" office:value="34.84" calcext:value-type="currency">
            <text:p>€ 34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fruit 9-DOF Absolute Orientation IMU Fusion Breakout - BNO055 - STEMMA QT / Qwiic</text:p>
          </table:table-cell>
          <table:table-cell office:value-type="string" calcext:value-type="string">
            <text:p>https://www.kiwi-electronics.com/nl/adafruit-9-dof-absolute-orientation-imu-fusion-breakout-bno055-stemma-qt-qwiic-10417?search=imu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EUR" office:value="34.95" calcext:value-type="currency">
            <text:p>€ 34.95</text:p>
          </table:table-cell>
          <table:table-cell table:formula="of:=[.C9]*[.D9]" office:value-type="currency" office:currency="EUR" office:value="34.95" calcext:value-type="currency">
            <text:p>€ 34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PADOW 2 Pack 4S 14,8V Lipo batterij 1300mAh 120C Soft Pack met XT60 Plug voor RC FPV helicopter Airplane Drone Quadcopter Racing Hobby</text:p>
          </table:table-cell>
          <table:table-cell office:value-type="string" calcext:value-type="string">
            <text:p>https://www.amazon.nl/SUNPADOW-batterij-helicopter-Airplane-Quadcopter/dp/B08S42CWWS/ref=sr_1_1_sspa?__mk_nl_NL=%C3%85M%C3%85%C5%BD%C3%95%C3%91&amp;crid=1T9OCYY32KSI7&amp;dib=eyJ2IjoiMSJ9.nr1keHpaS84Di4KO3WP2gLm8WfiZcpSl3zGzOfuMnaJIw7E733Jh2It39jIeJzSak6-kbwEATIeELXK1Tmnr1e80x-fv_pdxXIJkWGcAt57qJlQ4Y8sAPYhHf8iTee_Yyn1-pRR4WJPofAxKXFJEiPSs1qZjO2fCowreI4MlYbzh6bl3Gz7-lRyj7nBqgvX4XIuXy9g_oseoWt7QGRRPXDktbHT2WnG5jkcTu3-LyxcDHQe9jjSIi1unI2E5ZTz6uwVqT99JOCq5b0y3fKm6FlblRWZx44AxjXocvr_eBNg.beh6VMZY9ToiOOQCm-kv03iova-MVJnq8mehGsxzIrc&amp;dib_tag=se&amp;keywords=lipo+4s&amp;qid=1712673133&amp;refinements=p_n_feature_four_browse-bin%3A62969731031&amp;rnid=62969728031&amp;s=toys&amp;sprefix=lipo+4s%2Caps%2C75&amp;sr=1-1-spons&amp;sp_csd=d2lkZ2V0TmFtZT1zcF9hdGY&amp;psc=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9.99" calcext:value-type="currency">
            <text:p>€ 49.99</text:p>
          </table:table-cell>
          <table:table-cell table:formula="of:=[.C10]*[.D10]" office:value-type="currency" office:currency="EUR" office:value="49.99" calcext:value-type="currency">
            <text:p>€ 49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IZHI IMAX B6 V3 Lipo Charger voor LiPo Li-ion levensduur NiCd NiMH LiHV PB Rc Hobby Accubalanslader met 12 V 5 A adapter</text:p>
          </table:table-cell>
          <table:table-cell office:value-type="string" calcext:value-type="string">
            <text:p>https://www.amazon.nl/RUIZHI-Charger-levensduur-Accubalanslader-adapter/dp/B088TCP29F/ref=sr_1_10?crid=1O781KBUAMPKX&amp;dib=eyJ2IjoiMSJ9.g3rgbSKvICTuZYG72u59StpO4dLlH0IKyiRE0IpwUhZM-eqbEfjhHh8HTzgTiFT6lXvVfUOsRhLaMQlDIl7V66tSYvpmeMWcJPO7QbrkUvy9FEDb-wNoxUdKSoF9PVv2NaxfSyeZmd2tDrt3xRhKlSR7sJIUAnbM-mR67HJ90RFX-H7SqNLS5cgP2X4TsLO3osc0sYKlknqoW7JHzEnZNCazer2XFSFZ_7Wsu7f6rL1TgD50fxi2OZP7gu6NJmKTUu0HDrs4FcKR9JM1rTCHcfsZD1ICBi5fCmmSLb5abUs.OCTO7Q_titB13fg4RTa-wnW2sviEnesNS4Bahn7wZ9s&amp;dib_tag=se&amp;keywords=lipo+charger&amp;qid=1712673322&amp;sprefix=lipo+ch%2Caps%2C70&amp;sr=8-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1.99" calcext:value-type="currency">
            <text:p>€ 41.99</text:p>
          </table:table-cell>
          <table:table-cell table:formula="of:=[.C11]*[.D11]" office:value-type="currency" office:currency="EUR" office:value="41.99" calcext:value-type="currency">
            <text:p>€ 41.9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2]*[.D12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3]*[.D13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4]*[.D14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5]*[.D15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6]*[.D16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7]*[.D17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8]*[.D18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9]*[.D19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0]*[.D20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1]*[.D21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2]*[.D22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3]*[.D23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4]*[.D24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5]*[.D25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6]*[.D26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7]*[.D27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8]*[.D28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9]*[.D29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0]*[.D30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1]*[.D31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2]*[.D32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3]*[.D33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4]*[.D34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5]*[.D35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6]*[.D36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7]*[.D37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8]*[.D38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9]*[.D39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40]*[.D40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41]*[.D41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42]*[.D42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43]*[.D43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E1:Sheet1.E4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16:01:29.383330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31T12:01:28.225361525</meta:creation-date>
    <dc:date>2024-04-09T17:57:16.960603849</dc:date>
    <meta:editing-duration>PT17H17M44S</meta:editing-duration>
    <meta:editing-cycles>4</meta:editing-cycles>
    <meta:generator>LibreOffice/6.4.7.2$Linux_X86_64 LibreOffice_project/40$Build-2</meta:generator>
    <meta:document-statistic meta:table-count="1" meta:cell-count="90" meta:object-count="0"/>
  </office:meta>
</office:document-meta>
</file>